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8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9" style:family="paragraph" style:parent-style-name="Standard">
      <style:text-properties fo:font-size="18pt" officeooo:paragraph-rsid="000af81f" style:font-size-asian="18pt" style:font-size-complex="18pt"/>
    </style:style>
    <style:style style:name="P10" style:family="paragraph" style:parent-style-name="Standard">
      <style:text-properties fo:font-size="18pt" officeooo:paragraph-rsid="000d056a" style:font-size-asian="18pt" style:font-size-complex="18pt"/>
    </style:style>
    <style:style style:name="P11" style:family="paragraph" style:parent-style-name="Standard">
      <style:text-properties fo:font-size="18pt" officeooo:paragraph-rsid="000fc7de" style:font-size-asian="18pt" style:font-size-complex="18pt"/>
    </style:style>
    <style:style style:name="P12" style:family="paragraph" style:parent-style-name="Standard">
      <style:text-properties fo:font-size="18pt" officeooo:paragraph-rsid="000aaf83" style:font-size-asian="18pt" style:font-size-complex="18pt"/>
    </style:style>
    <style:style style:name="P13" style:family="paragraph" style:parent-style-name="Preformatted_20_Text">
      <style:text-properties fo:color="#000000" loext:opacity="100%" fo:background-color="#ffffff"/>
    </style:style>
    <style:style style:name="P14" style:family="paragraph" style:parent-style-name="Preformatted_20_Text">
      <style:text-properties fo:color="#000000" loext:opacity="100%" fo:font-size="14pt" fo:background-color="#ffffff" style:font-size-asian="14pt" style:font-size-complex="14pt"/>
    </style:style>
    <style:style style:name="P15" style:family="paragraph" style:parent-style-name="Preformatted_20_Text">
      <style:paragraph-properties fo:margin-top="0cm" fo:margin-bottom="0.499cm" style:contextual-spacing="false"/>
      <style:text-properties fo:color="#000000" loext:opacity="100%" fo:font-size="14pt" fo:background-color="#ffffff" style:font-size-asian="14pt" style:font-size-complex="14pt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fc7de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9" style:family="paragraph" style:parent-style-name="Standard">
      <style:text-properties fo:font-size="15pt" officeooo:rsid="000998c9" officeooo:paragraph-rsid="000fc7de" style:font-size-asian="15pt" style:font-size-complex="15pt"/>
    </style:style>
    <style:style style:name="P20" style:family="paragraph" style:parent-style-name="Standard">
      <style:text-properties fo:font-size="15pt" officeooo:rsid="000998c9" officeooo:paragraph-rsid="001330a3" style:font-size-asian="15pt" style:font-size-complex="15pt"/>
    </style:style>
    <style:style style:name="P21" style:family="paragraph" style:parent-style-name="Standard">
      <style:text-properties fo:font-size="15pt" officeooo:paragraph-rsid="000fc7de" style:font-size-asian="15pt" style:font-size-complex="15pt"/>
    </style:style>
    <style:style style:name="P22" style:family="paragraph" style:parent-style-name="Standard">
      <style:text-properties fo:font-size="15pt" officeooo:rsid="000b0fda" officeooo:paragraph-rsid="000fc7de" style:font-size-asian="15pt" style:font-size-complex="15pt"/>
    </style:style>
    <style:style style:name="P23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330a3" style:font-size-asian="15pt" style:font-size-complex="15pt"/>
    </style:style>
    <style:style style:name="P24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000000" loext:opacity="100%" fo:font-size="15pt" officeooo:rsid="000998c9" officeooo:paragraph-rsid="000aaf83" style:font-size-asian="15pt" style:font-size-complex="15pt"/>
    </style:style>
    <style:style style:name="P26" style:family="paragraph" style:parent-style-name="Standard">
      <style:text-properties fo:font-size="18pt" officeooo:rsid="000998c9" officeooo:paragraph-rsid="000fc7de" style:font-size-asian="18pt" style:font-size-complex="18pt"/>
    </style:style>
    <style:style style:name="P27" style:family="paragraph" style:parent-style-name="Standard">
      <style:text-properties fo:font-size="14pt" officeooo:paragraph-rsid="000fc7de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0bf0c2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fc7de" style:font-size-asian="24pt" style:font-weight-asian="bold" style:font-size-complex="24pt" style:font-weight-complex="bold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fo:font-weight="bold" officeooo:rsid="000bf0c2" style:font-weight-asian="bold" style:font-weight-complex="bold"/>
    </style:style>
    <style:style style:name="T4" style:family="text">
      <style:text-properties fo:font-weight="bold" officeooo:rsid="0014a48d" style:font-weight-asian="bold" style:font-weight-complex="bold"/>
    </style:style>
    <style:style style:name="T5" style:family="text">
      <style:text-properties fo:font-weight="bold" officeooo:rsid="0016061d" style:font-weight-asian="bold" style:font-weight-complex="bold"/>
    </style:style>
    <style:style style:name="T6" style:family="text">
      <style:text-properties officeooo:rsid="000b0fda"/>
    </style:style>
    <style:style style:name="T7" style:family="text">
      <style:text-properties officeooo:rsid="000c9ae4"/>
    </style:style>
    <style:style style:name="T8" style:family="text">
      <style:text-properties style:text-position="super 58%" officeooo:rsid="000af81f"/>
    </style:style>
    <style:style style:name="T9" style:family="text">
      <style:text-properties officeooo:rsid="000af81f"/>
    </style:style>
    <style:style style:name="T10" style:family="text">
      <style:text-properties officeooo:rsid="001330a3"/>
    </style:style>
    <style:style style:name="T11" style:family="text">
      <style:text-properties officeooo:rsid="0014a48d"/>
    </style:style>
    <style:style style:name="T12" style:family="text">
      <style:text-properties officeooo:rsid="0016061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periment No. : </text:span><text:span text:style-name="T4">6</text:span><text:span text:style-name="T6"><text:tab/><text:tab/><text:tab/><text:tab/><text:tab/></text:span></text:p>
      <text:p text:style-name="P9"><text:span text:style-name="T11">12</text:span><text:span text:style-name="T8">th</text:span><text:span text:style-name="T9"> </text:span><text:span text:style-name="T11">September</text:span><text:span text:style-name="T7"> 2025</text:span></text:p>
      <text:p text:style-name="P7"/>
      <text:p text:style-name="P28">CNN-based MNIST Classifier with PyTorch</text:p>
      <text:p text:style-name="P7"/>
      <text:p text:style-name="P1">Pri<text:span text:style-name="T6">nce John</text:span></text:p>
      <text:p text:style-name="P1">Roll <text:span text:style-name="T6">No: 46</text:span></text:p>
      <text:p text:style-name="P3">S7 AI &amp; ML</text:p>
      <text:p text:style-name="P1"/>
      <text:p text:style-name="P1"/>
      <text:p text:style-name="P5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import torch.nn.functional as F</text:p>
      <text:p text:style-name="P1">from torchvision import datasets, transforms</text:p>
      <text:p text:style-name="P1">from torch.utils.data import DataLoader</text:p>
      <text:p text:style-name="P1">import random</text:p>
      <text:p text:style-name="P1">import matplotlib.pyplot as plt</text:p>
      <text:p text:style-name="P1"/>
      <text:p text:style-name="P1"># Hyperparameters</text:p>
      <text:p text:style-name="P1">BATCH_SIZE = 64</text:p>
      <text:p text:style-name="P1">EPOCHS = 10</text:p>
      <text:p text:style-name="P1">LEARNING_RATE = 0.001</text:p>
      <text:p text:style-name="P1">DEVICE = torch.device("cuda" if torch.cuda.is_available() else "cpu")</text:p>
      <text:p text:style-name="P1"/>
      <text:p text:style-name="P1"># MNIST Dataset and DataLoader</text:p>
      <text:p text:style-name="P1">transform = transforms.Compose([</text:p>
      <text:p text:style-name="P1"><text:s text:c="4"/>transforms.ToTensor(),</text:p>
      <text:p text:style-name="P1"><text:s text:c="4"/>transforms.Normalize((0.1307,), (0.3081,))</text:p>
      <text:p text:style-name="P1">])</text:p>
      <text:p text:style-name="P1"/>
      <text:p text:style-name="P1">train_dataset = datasets.MNIST(root='./data', train=True, download=True, transform=transform)</text:p>
      <text:p text:style-name="P1">test_dataset = datasets.MNIST(root='./data', train=False, download=True, transform=transform)</text:p>
      <text:p text:style-name="P1"><text:soft-page-break/></text:p>
      <text:p text:style-name="P1">train_loader = DataLoader(train_dataset, batch_size=BATCH_SIZE, shuffle=True)</text:p>
      <text:p text:style-name="P1">test_loader = DataLoader(test_dataset, batch_size=BATCH_SIZE, shuffle=False)</text:p>
      <text:p text:style-name="P1"/>
      <text:p text:style-name="P1"># CNN Architecture</text:p>
      <text:p text:style-name="P1">class CNN(nn.Module):</text:p>
      <text:p text:style-name="P1"><text:s text:c="4"/>def __init__(self):</text:p>
      <text:p text:style-name="P1"><text:s text:c="8"/>super(CNN, self).__init__()</text:p>
      <text:p text:style-name="P1"><text:s text:c="8"/># Convolutional layers</text:p>
      <text:p text:style-name="P1"><text:s text:c="8"/>self.conv1 = nn.Conv2d(1, 32, kernel_size=3, padding=1)</text:p>
      <text:p text:style-name="P1"><text:s text:c="8"/>self.conv2 = nn.Conv2d(32, 64, kernel_size=3, padding=1)</text:p>
      <text:p text:style-name="P1"><text:s text:c="8"/>self.pool = nn.MaxPool2d(2, 2)</text:p>
      <text:p text:style-name="P1"><text:s text:c="8"/>self.dropout1 = nn.Dropout(0.25)</text:p>
      <text:p text:style-name="P1"><text:s text:c="8"/># Fully connected layers</text:p>
      <text:p text:style-name="P1"><text:s text:c="8"/>self.fc1 = nn.Linear(64 * 7 * 7, 128)</text:p>
      <text:p text:style-name="P1"><text:s text:c="8"/>self.dropout2 = nn.Dropout(0.5)</text:p>
      <text:p text:style-name="P1"><text:s text:c="8"/>self.fc2 = nn.Linear(128, 10)</text:p>
      <text:p text:style-name="P1"><text:s text:c="8"/></text:p>
      <text:p text:style-name="P1"><text:s text:c="4"/>def forward(self, x):</text:p>
      <text:p text:style-name="P1"><text:s text:c="8"/>x = F.relu(self.conv1(x)) <text:s text:c="5"/># [batch, 32, 28, 28]</text:p>
      <text:p text:style-name="P1"><text:s text:c="8"/>x = self.pool(x) <text:s text:c="14"/># [batch, 32, 14, 14]</text:p>
      <text:p text:style-name="P1"><text:s text:c="8"/>x = F.relu(self.conv2(x)) <text:s text:c="5"/># [batch, 64, 14, 14]</text:p>
      <text:p text:style-name="P1"><text:s text:c="8"/>x = self.pool(x) <text:s text:c="14"/># [batch, 64, 7, 7]</text:p>
      <text:p text:style-name="P1"><text:s text:c="8"/>x = self.dropout1(x)</text:p>
      <text:p text:style-name="P1"><text:s text:c="8"/>x = x.view(-1, 64 * 7 * 7)</text:p>
      <text:p text:style-name="P1"><text:s text:c="8"/>x = F.relu(self.fc1(x))</text:p>
      <text:p text:style-name="P1"><text:s text:c="8"/>x = self.dropout2(x)</text:p>
      <text:p text:style-name="P1"><text:s text:c="8"/>x = self.fc2(x)</text:p>
      <text:p text:style-name="P1"><text:s text:c="8"/>return x</text:p>
      <text:p text:style-name="P1"/>
      <text:p text:style-name="P1">model = CNN().to(DEVICE)</text:p>
      <text:p text:style-name="P1">optimizer = optim.Adam(model.parameters(), lr=LEARNING_RATE)</text:p>
      <text:p text:style-name="P1">criterion = nn.CrossEntropyLoss()</text:p>
      <text:p text:style-name="P1"/>
      <text:p text:style-name="P1"># Training function</text:p>
      <text:p text:style-name="P1">def train(model, device, train_loader, optimizer, criterion, epoch):</text:p>
      <text:p text:style-name="P1"><text:s text:c="4"/>model.train()</text:p>
      <text:p text:style-name="P1"><text:s text:c="4"/>running_loss = 0.0</text:p>
      <text:p text:style-name="P1"><text:s text:c="4"/>for batch_idx, (data, target) in enumerate(train_loader):</text:p>
      <text:p text:style-name="P1"><text:soft-page-break/><text:s text:c="8"/>data, target = data.to(device), target.to(device)</text:p>
      <text:p text:style-name="P1"><text:s text:c="8"/>optimizer.zero_grad()</text:p>
      <text:p text:style-name="P1"><text:s text:c="8"/>output = model(data)</text:p>
      <text:p text:style-name="P1"><text:s text:c="8"/>loss = criterion(output, target)</text:p>
      <text:p text:style-name="P1"><text:s text:c="8"/>loss.backward()</text:p>
      <text:p text:style-name="P1"><text:s text:c="8"/>optimizer.step()</text:p>
      <text:p text:style-name="P1"><text:s text:c="8"/>running_loss += loss.item()</text:p>
      <text:p text:style-name="P1"><text:s text:c="4"/>avg_loss = running_loss / len(train_loader)</text:p>
      <text:p text:style-name="P1"><text:s text:c="4"/>print(f'Epoch {epoch}: Training loss: {avg_loss:.4f}')</text:p>
      <text:p text:style-name="P1"/>
      <text:p text:style-name="P1"># Test function</text:p>
      <text:p text:style-name="P1">def test(model, device, test_loader):</text:p>
      <text:p text:style-name="P1"><text:s text:c="4"/>model.eval()</text:p>
      <text:p text:style-name="P1"><text:s text:c="4"/>correct = 0</text:p>
      <text:p text:style-name="P1"><text:s text:c="4"/>total = 0</text:p>
      <text:p text:style-name="P1"><text:s text:c="4"/>test_loss = 0.0</text:p>
      <text:p text:style-name="P1"><text:s text:c="4"/>with torch.no_grad():</text:p>
      <text:p text:style-name="P1"><text:s text:c="8"/>for batch_idx, (data, target) in enumerate(test_loader):</text:p>
      <text:p text:style-name="P1"><text:s text:c="12"/>data, target = data.to(device), target.to(device)</text:p>
      <text:p text:style-name="P1"><text:s text:c="12"/>output = model(data)</text:p>
      <text:p text:style-name="P1"><text:s text:c="12"/>test_loss += criterion(output, target).item()</text:p>
      <text:p text:style-name="P1"><text:s text:c="12"/>pred = output.argmax(dim=1, keepdim=True)</text:p>
      <text:p text:style-name="P1"><text:s text:c="12"/>correct += pred.eq(target.view_as(pred)).sum().item()</text:p>
      <text:p text:style-name="P1"><text:s text:c="12"/>total += target.size(0)</text:p>
      <text:p text:style-name="P1"><text:s text:c="12"/># Display predictions for the first batch only</text:p>
      <text:p text:style-name="P1"><text:s text:c="12"/>if batch_idx == 0:</text:p>
      <text:p text:style-name="P1"><text:s text:c="16"/>print("Sample predictions:")</text:p>
      <text:p text:style-name="P1"><text:s text:c="16"/>for i in range(min(10, data.size(0))):</text:p>
      <text:p text:style-name="P1"><text:s text:c="20"/>print(f"Image {i+1}: True label = {target[i].item()}, Predicted = {pred[i].item()}")</text:p>
      <text:p text:style-name="P1"><text:s text:c="4"/>avg_loss = test_loss / len(test_loader)</text:p>
      <text:p text:style-name="P1"><text:s text:c="4"/>accuracy = 100. * correct / total</text:p>
      <text:p text:style-name="P1"><text:s text:c="4"/>print(f'Test set: Average loss: {avg_loss:.4f}, Accuracy: {correct}/{total} ({accuracy:.2f}%)')</text:p>
      <text:p text:style-name="P1"><text:s text:c="4"/>return accuracy</text:p>
      <text:p text:style-name="P1"/>
      <text:p text:style-name="P1">def show_random_predictions(model, device, dataset, num_samples=5):</text:p>
      <text:p text:style-name="P1"><text:s text:c="4"/>"""Display random test images with their true and predicted labels."""</text:p>
      <text:p text:style-name="P1"><text:s text:c="4"/>model.eval()</text:p>
      <text:p text:style-name="P1"><text:soft-page-break/><text:s text:c="4"/>indices = random.sample(range(len(dataset)), num_samples)</text:p>
      <text:p text:style-name="P1"><text:s text:c="4"/>plt.figure(figsize=(12, 3))</text:p>
      <text:p text:style-name="P1"><text:s text:c="4"/>for i, idx in enumerate(indices):</text:p>
      <text:p text:style-name="P1"><text:s text:c="8"/>image, label = dataset[idx]</text:p>
      <text:p text:style-name="P1"><text:s text:c="8"/>input_img = image.unsqueeze(0).to(device)</text:p>
      <text:p text:style-name="P1"><text:s text:c="8"/>with torch.no_grad():</text:p>
      <text:p text:style-name="P1"><text:s text:c="12"/>output = model(input_img)</text:p>
      <text:p text:style-name="P1"><text:s text:c="12"/>pred = output.argmax(dim=1).item()</text:p>
      <text:p text:style-name="P1"><text:s text:c="8"/>img_np = image.squeeze().cpu().numpy()</text:p>
      <text:p text:style-name="P1"><text:s text:c="8"/>plt.subplot(1, num_samples, i+1)</text:p>
      <text:p text:style-name="P1"><text:s text:c="8"/>plt.imshow(img_np, cmap='gray')</text:p>
      <text:p text:style-name="P1"><text:s text:c="8"/>plt.title(f'True: {label}\nPred: {pred}', color='green' if label==pred else 'red')</text:p>
      <text:p text:style-name="P1"><text:s text:c="8"/>plt.axis('off')</text:p>
      <text:p text:style-name="P1"><text:s text:c="4"/>plt.tight_layout()</text:p>
      <text:p text:style-name="P1"><text:s text:c="4"/>plt.show()</text:p>
      <text:p text:style-name="P1"/>
      <text:p text:style-name="P1"># Main loop</text:p>
      <text:p text:style-name="P1">best_acc = 0</text:p>
      <text:p text:style-name="P1">for epoch in range(1, EPOCHS + 1):</text:p>
      <text:p text:style-name="P1"><text:s text:c="4"/>train(model, DEVICE, train_loader, optimizer, criterion, epoch)</text:p>
      <text:p text:style-name="P1"><text:s text:c="4"/>acc = test(model, DEVICE, test_loader)</text:p>
      <text:p text:style-name="P1"><text:s text:c="4"/>if acc &gt; best_acc:</text:p>
      <text:p text:style-name="P1"><text:s text:c="8"/>best_acc = acc</text:p>
      <text:p text:style-name="P1"><text:s text:c="8"/># Save the best model</text:p>
      <text:p text:style-name="P1"><text:s text:c="8"/>torch.save(model.state_dict(), 'best_mnist_cnn.pth')</text:p>
      <text:p text:style-name="P1"/>
      <text:p text:style-name="P1">print(f'Best Test Accuracy: {best_acc:.2f}%')</text:p>
      <text:p text:style-name="P1"/>
      <text:p text:style-name="P1"># Show one random prediction after training is complete</text:p>
      <text:p text:style-name="P1">show_random_predictions(model, DEVICE, test_dataset, num_samples=<text:span text:style-name="T12">4</text:span>)</text:p>
      <text:p text:style-name="P24"/>
      <text:p text:style-name="P1"/>
      <text:p text:style-name="P1"/>
      <text:p text:style-name="P1"/>
      <text:p text:style-name="P1"/>
      <text:p text:style-name="P12"/>
      <text:p text:style-name="P11"/>
      <text:p text:style-name="P11"/>
      <text:p text:style-name="P11"><text:soft-page-break/><text:span text:style-name="T1">Experiment No. : </text:span><text:span text:style-name="T5">7</text:span><text:span text:style-name="T6"><text:tab/><text:tab/><text:tab/><text:tab/></text:span></text:p>
      <text:p text:style-name="P11"><text:span text:style-name="T12">12</text:span><text:span text:style-name="T8">th</text:span><text:span text:style-name="T9"> </text:span><text:span text:style-name="T12">September</text:span><text:span text:style-name="T7"> 2025</text:span></text:p>
      <text:p text:style-name="P8"/>
      <text:p text:style-name="P29">VGG-19 Transfer Learning</text:p>
      <text:p text:style-name="P8"/>
      <text:p text:style-name="P2">Pri<text:span text:style-name="T6">nce John</text:span></text:p>
      <text:p text:style-name="P2">Roll <text:span text:style-name="T6">No: 46</text:span></text:p>
      <text:p text:style-name="P4">S7 AI &amp; ML</text:p>
      <text:p text:style-name="P2"/>
      <text:p text:style-name="P2"/>
      <text:p text:style-name="P4"><text:span text:style-name="T13">PROGRAM</text:span></text:p>
      <text:p text:style-name="P2"/>
      <text:p text:style-name="P2">import torch</text:p>
      <text:p text:style-name="P2">import torch.nn as nn</text:p>
      <text:p text:style-name="P2">import torch.optim as optim</text:p>
      <text:p text:style-name="P2">import torchvision</text:p>
      <text:p text:style-name="P2">from torchvision import datasets, transforms, models</text:p>
      <text:p text:style-name="P2">from torch.utils.data import DataLoader</text:p>
      <text:p text:style-name="P2">import numpy as np</text:p>
      <text:p text:style-name="P2">import matplotlib.pyplot as plt</text:p>
      <text:p text:style-name="P2">from sklearn.metrics import classification_report, confusion_matrix</text:p>
      <text:p text:style-name="P2">import seaborn as sns</text:p>
      <text:p text:style-name="P2">import time</text:p>
      <text:p text:style-name="P2">import random</text:p>
      <text:p text:style-name="P2"/>
      <text:p text:style-name="P2"># Hyperparameters</text:p>
      <text:p text:style-name="P2">BATCH_SIZE = 32</text:p>
      <text:p text:style-name="P2">EPOCHS = 5</text:p>
      <text:p text:style-name="P2">LR = 0.001</text:p>
      <text:p text:style-name="P2">DEVICE = torch.device("cuda" if torch.cuda.is_available() else "cpu")</text:p>
      <text:p text:style-name="P2"/>
      <text:p text:style-name="P2"># Transform MNIST to 3 channels and resize to 32x32 for VGG-19</text:p>
      <text:p text:style-name="P2">transform = transforms.Compose([</text:p>
      <text:p text:style-name="P2"><text:s text:c="4"/>transforms.Resize(32),</text:p>
      <text:p text:style-name="P2"><text:s text:c="4"/>transforms.Grayscale(num_output_channels=3),</text:p>
      <text:p text:style-name="P2"><text:s text:c="4"/>transforms.ToTensor(),</text:p>
      <text:p text:style-name="P2"><text:s text:c="4"/>transforms.Normalize(mean=[0.485,0.456,0.406], std=[0.229,0.224,0.225])</text:p>
      <text:p text:style-name="P2"><text:soft-page-break/>])</text:p>
      <text:p text:style-name="P2"/>
      <text:p text:style-name="P2"># Datasets and loaders (subset for faster CPU training)</text:p>
      <text:p text:style-name="P2">train_dataset = datasets.MNIST(root='./data', train=True, download=True, transform=transform)</text:p>
      <text:p text:style-name="P2">test_dataset = datasets.MNIST(root='./data', train=False, download=True, transform=transform)</text:p>
      <text:p text:style-name="P2"/>
      <text:p text:style-name="P2">train_subset, _ = torch.utils.data.random_split(train_dataset, [10000, len(train_dataset)-10000])</text:p>
      <text:p text:style-name="P2">test_subset, _ = torch.utils.data.random_split(test_dataset, [2000, len(test_dataset)-2000])</text:p>
      <text:p text:style-name="P2"/>
      <text:p text:style-name="P2">train_loader = DataLoader(train_subset, batch_size=BATCH_SIZE, shuffle=True)</text:p>
      <text:p text:style-name="P2">test_loader = DataLoader(test_subset, batch_size=BATCH_SIZE, shuffle=False)</text:p>
      <text:p text:style-name="P2"/>
      <text:p text:style-name="P2"># Utility functions</text:p>
      <text:p text:style-name="P2">def train(model, loader, criterion, optimizer):</text:p>
      <text:p text:style-name="P2"><text:s text:c="4"/>model.train()</text:p>
      <text:p text:style-name="P2"><text:s text:c="4"/>running_loss, correct, total = 0.0, 0, 0</text:p>
      <text:p text:style-name="P2"><text:s text:c="4"/>for images, labels in loader:</text:p>
      <text:p text:style-name="P2"><text:s text:c="8"/>images, labels = images.to(DEVICE), labels.to(DEVICE)</text:p>
      <text:p text:style-name="P2"><text:s text:c="8"/>optimizer.zero_grad()</text:p>
      <text:p text:style-name="P2"><text:s text:c="8"/>outputs = model(images)</text:p>
      <text:p text:style-name="P2"><text:s text:c="8"/>loss = criterion(outputs, labels)</text:p>
      <text:p text:style-name="P2"><text:s text:c="8"/>loss.backward()</text:p>
      <text:p text:style-name="P2"><text:s text:c="8"/>optimizer.step()</text:p>
      <text:p text:style-name="P2"><text:s text:c="8"/>running_loss += loss.item()</text:p>
      <text:p text:style-name="P2"><text:s text:c="8"/>_, predicted = torch.max(outputs, 1)</text:p>
      <text:p text:style-name="P2"><text:s text:c="8"/>total += labels.size(0)</text:p>
      <text:p text:style-name="P2"><text:s text:c="8"/>correct += (predicted == labels).sum().item()</text:p>
      <text:p text:style-name="P2"><text:s text:c="4"/>avg_loss = running_loss / len(loader)</text:p>
      <text:p text:style-name="P2"><text:s text:c="4"/>acc = 100. * correct / total</text:p>
      <text:p text:style-name="P2"><text:s text:c="4"/>return avg_loss, acc</text:p>
      <text:p text:style-name="P2"/>
      <text:p text:style-name="P2">def evaluate(model, loader, criterion):</text:p>
      <text:p text:style-name="P2"><text:s text:c="4"/>model.eval()</text:p>
      <text:p text:style-name="P2"><text:s text:c="4"/>running_loss, correct, total = 0.0, 0, 0</text:p>
      <text:p text:style-name="P2"><text:s text:c="4"/>all_preds = []</text:p>
      <text:p text:style-name="P2"><text:soft-page-break/><text:s text:c="4"/>all_labels = []</text:p>
      <text:p text:style-name="P2"><text:s text:c="4"/>with torch.no_grad():</text:p>
      <text:p text:style-name="P2"><text:s text:c="8"/>for images, labels in loader:</text:p>
      <text:p text:style-name="P2"><text:s text:c="12"/>images, labels = images.to(DEVICE), labels.to(DEVICE)</text:p>
      <text:p text:style-name="P2"><text:s text:c="12"/>outputs = model(images)</text:p>
      <text:p text:style-name="P2"><text:s text:c="12"/>loss = criterion(outputs, labels)</text:p>
      <text:p text:style-name="P2"><text:s text:c="12"/>running_loss += loss.item()</text:p>
      <text:p text:style-name="P2"><text:s text:c="12"/>_, predicted = torch.max(outputs, 1)</text:p>
      <text:p text:style-name="P2"><text:s text:c="12"/>total += labels.size(0)</text:p>
      <text:p text:style-name="P2"><text:s text:c="12"/>correct += (predicted == labels).sum().item()</text:p>
      <text:p text:style-name="P2"><text:s text:c="12"/>all_preds.extend(predicted.cpu().numpy())</text:p>
      <text:p text:style-name="P2"><text:s text:c="12"/>all_labels.extend(labels.cpu().numpy())</text:p>
      <text:p text:style-name="P2"><text:s text:c="4"/>avg_loss = running_loss / len(loader)</text:p>
      <text:p text:style-name="P2"><text:s text:c="4"/>acc = 100. * correct / total</text:p>
      <text:p text:style-name="P2"><text:s text:c="4"/>return avg_loss, acc, np.array(all_preds), np.array(all_labels)</text:p>
      <text:p text:style-name="P2"/>
      <text:p text:style-name="P2">def plot_history(history, label):</text:p>
      <text:p text:style-name="P2"><text:s text:c="4"/>plt.plot(history['val_acc'], label=f'{label} (val)')</text:p>
      <text:p text:style-name="P2"><text:s text:c="4"/>plt.plot(history['train_acc'], label=f'{label} (train)')</text:p>
      <text:p text:style-name="P2"><text:s text:c="4"/>plt.xlabel('Epoch')</text:p>
      <text:p text:style-name="P2"><text:s text:c="4"/>plt.ylabel('Accuracy (%)')</text:p>
      <text:p text:style-name="P2"><text:s text:c="4"/>plt.title('Validation/Training Accuracy')</text:p>
      <text:p text:style-name="P2"><text:s text:c="4"/>plt.legend()</text:p>
      <text:p text:style-name="P2"/>
      <text:p text:style-name="P2">def show_sample_predictions(model, dataset, num_samples=10):</text:p>
      <text:p text:style-name="P2"><text:s text:c="4"/>model.eval()</text:p>
      <text:p text:style-name="P2"><text:s text:c="4"/>indices = random.sample(range(len(dataset)), num_samples)</text:p>
      <text:p text:style-name="P2"><text:s text:c="4"/>plt.figure(figsize=(15, 4))</text:p>
      <text:p text:style-name="P2"><text:s text:c="4"/>for i, idx in enumerate(indices):</text:p>
      <text:p text:style-name="P2"><text:s text:c="8"/>img, label = dataset[idx]</text:p>
      <text:p text:style-name="P2"><text:s text:c="8"/>input_img = img.unsqueeze(0).to(DEVICE)</text:p>
      <text:p text:style-name="P2"><text:s text:c="8"/>with torch.no_grad():</text:p>
      <text:p text:style-name="P2"><text:s text:c="12"/>output = model(input_img)</text:p>
      <text:p text:style-name="P2"><text:s text:c="12"/>pred = output.argmax(dim=1).item()</text:p>
      <text:p text:style-name="P2"><text:s text:c="12"/>conf = torch.softmax(output, dim=1)[0, pred].item()</text:p>
      <text:p text:style-name="P2"><text:s text:c="8"/>img_np = img.permute(1,2,0).cpu().numpy()</text:p>
      <text:p text:style-name="P2"><text:s text:c="8"/>img_np = (img_np - img_np.min()) / (img_np.max() - img_np.min())</text:p>
      <text:p text:style-name="P2"><text:s text:c="8"/>plt.subplot(1, num_samples, i+1)</text:p>
      <text:p text:style-name="P2"><text:s text:c="8"/>plt.imshow(img_np)</text:p>
      <text:p text:style-name="P2"><text:soft-page-break/><text:s text:c="8"/>plt.title(f'True: {label}\nPred: {pred}\nConf: {conf*100:.1f}%', color='green' if label==pred else 'red', fontsize=10)</text:p>
      <text:p text:style-name="P2"><text:s text:c="8"/>plt.axis('off')</text:p>
      <text:p text:style-name="P2"><text:s text:c="4"/>plt.tight_layout()</text:p>
      <text:p text:style-name="P2"><text:s text:c="4"/>plt.show()</text:p>
      <text:p text:style-name="P2"/>
      <text:p text:style-name="P2">def plot_confusion_matrix(true, pred, model_name):</text:p>
      <text:p text:style-name="P2"><text:s text:c="4"/>cm = confusion_matrix(true, pred)</text:p>
      <text:p text:style-name="P2"><text:s text:c="4"/>plt.figure(figsize=(8,6))</text:p>
      <text:p text:style-name="P2"><text:s text:c="4"/>sns.heatmap(cm, annot=True, fmt='d', cmap='Blues', xticklabels=range(10), yticklabels=range(10))</text:p>
      <text:p text:style-name="P2"><text:s text:c="4"/>plt.title(f'{model_name} - Confusion Matrix')</text:p>
      <text:p text:style-name="P2"><text:s text:c="4"/>plt.xlabel('Predicted')</text:p>
      <text:p text:style-name="P2"><text:s text:c="4"/>plt.ylabel('True')</text:p>
      <text:p text:style-name="P2"><text:s text:c="4"/>plt.show()</text:p>
      <text:p text:style-name="P2"/>
      <text:p text:style-name="P2">def print_classification_report(true, pred, model_name):</text:p>
      <text:p text:style-name="P2"><text:s text:c="4"/>print(f"\n{model_name} - Classification Report:")</text:p>
      <text:p text:style-name="P2"><text:s text:c="4"/>print(classification_report(true, pred, digits=4))</text:p>
      <text:p text:style-name="P2"/>
      <text:p text:style-name="P2"/>
      <text:p text:style-name="P2">def get_vgg19_model(finetune=False, unfreeze_last_n=4):</text:p>
      <text:p text:style-name="P2"><text:s text:c="4"/>vgg19 = models.vgg19(weights='IMAGENET1K_V1')</text:p>
      <text:p text:style-name="P2"><text:s text:c="4"/>for param in vgg19.parameters():</text:p>
      <text:p text:style-name="P2"><text:s text:c="8"/>param.requires_grad = False</text:p>
      <text:p text:style-name="P2"><text:s text:c="4"/>if finetune:</text:p>
      <text:p text:style-name="P2"><text:s text:c="8"/># Unfreeze last n layers</text:p>
      <text:p text:style-name="P2"><text:s text:c="8"/>ct = 0</text:p>
      <text:p text:style-name="P2"><text:s text:c="8"/>for child in reversed(list(vgg19.features.children())):</text:p>
      <text:p text:style-name="P2"><text:s text:c="12"/>if ct &lt; unfreeze_last_n:</text:p>
      <text:p text:style-name="P2"><text:s text:c="16"/>for param in child.parameters():</text:p>
      <text:p text:style-name="P2"><text:s text:c="20"/>param.requires_grad = True</text:p>
      <text:p text:style-name="P2"><text:s text:c="16"/>ct += 1</text:p>
      <text:p text:style-name="P2"><text:s text:c="4"/>vgg19.classifier[6] = nn.Linear(4096, 10)</text:p>
      <text:p text:style-name="P2"><text:s text:c="4"/>vgg19 = vgg19.to(DEVICE)</text:p>
      <text:p text:style-name="P2"><text:s text:c="4"/>return vgg19</text:p>
      <text:p text:style-name="P2"/>
      <text:p text:style-name="P2"># 1. VGG-19 as fixed feature extractor</text:p>
      <text:p text:style-name="P2">vgg19_fixed = get_vgg19_model(finetune=False)</text:p>
      <text:p text:style-name="P2"><text:soft-page-break/>optimizer_fixed = optim.Adam(vgg19_fixed.classifier[6].parameters(), lr=LR)</text:p>
      <text:p text:style-name="P2">criterion = nn.CrossEntropyLoss()</text:p>
      <text:p text:style-name="P2">history_fixed = {'train_acc': [], 'val_acc': []}</text:p>
      <text:p text:style-name="P2"/>
      <text:p text:style-name="P2">print("Training with VGG-19 as fixed feature extractor...")</text:p>
      <text:p text:style-name="P2">for epoch in range(EPOCHS):</text:p>
      <text:p text:style-name="P2"><text:s text:c="4"/>train_loss, train_acc = train(vgg19_fixed, train_loader, criterion, optimizer_fixed)</text:p>
      <text:p text:style-name="P2"><text:s text:c="4"/>val_loss, val_acc, _, _ = evaluate(vgg19_fixed, test_loader, criterion)</text:p>
      <text:p text:style-name="P2"><text:s text:c="4"/>history_fixed['train_acc'].append(train_acc)</text:p>
      <text:p text:style-name="P2"><text:s text:c="4"/>history_fixed['val_acc'].append(val_acc)</text:p>
      <text:p text:style-name="P2"><text:s text:c="4"/>print(f'Epoch {epoch+1}: Train Acc={train_acc:.2f}%, Val Acc={val_acc:.2f}%')</text:p>
      <text:p text:style-name="P2"/>
      <text:p text:style-name="P2"># 2. Fine-tuning the last 4 VGG-19 layers</text:p>
      <text:p text:style-name="P2">vgg19_finetune = get_vgg19_model(finetune=True, unfreeze_last_n=4)</text:p>
      <text:p text:style-name="P2">optimizer_finetune = optim.Adam(filter(lambda p: p.requires_grad, vgg19_finetune.parameters()), lr=LR/10)</text:p>
      <text:p text:style-name="P2">history_finetune = {'train_acc': [], 'val_acc': []}</text:p>
      <text:p text:style-name="P2"/>
      <text:p text:style-name="P2">print("\nFine-tuning last 4 VGG-19 layers...")</text:p>
      <text:p text:style-name="P2">for epoch in range(EPOCHS):</text:p>
      <text:p text:style-name="P2"><text:s text:c="4"/>train_loss, train_acc = train(vgg19_finetune, train_loader, criterion, optimizer_finetune)</text:p>
      <text:p text:style-name="P2"><text:s text:c="4"/>val_loss, val_acc, _, _ = evaluate(vgg19_finetune, test_loader, criterion)</text:p>
      <text:p text:style-name="P2"><text:s text:c="4"/>history_finetune['train_acc'].append(train_acc)</text:p>
      <text:p text:style-name="P2"><text:s text:c="4"/>history_finetune['val_acc'].append(val_acc)</text:p>
      <text:p text:style-name="P2"><text:s text:c="4"/>print(f'Epoch {epoch+1}: Train Acc={train_acc:.2f}%, Val Acc={val_acc:.2f}%')</text:p>
      <text:p text:style-name="P2"/>
      <text:p text:style-name="P2"># Plot results</text:p>
      <text:p text:style-name="P2">plt.figure(figsize=(8,5))</text:p>
      <text:p text:style-name="P2">plot_history(history_fixed, "Feature Extractor")</text:p>
      <text:p text:style-name="P2">plot_history(history_finetune, "Fine-tuned")</text:p>
      <text:p text:style-name="P2">plt.show()</text:p>
      <text:p text:style-name="P2"/>
      <text:p text:style-name="P2"># Evaluate and visualize</text:p>
      <text:p text:style-name="P2">val_loss, val_acc, pred_fixed, true_fixed = evaluate(vgg19_fixed, test_loader, criterion)</text:p>
      <text:p text:style-name="P2"><text:soft-page-break/>val_loss, val_acc, pred_finetune, true_finetune = evaluate(vgg19_finetune, test_loader, criterion)</text:p>
      <text:p text:style-name="P2"/>
      <text:p text:style-name="P2">show_sample_predictions(vgg19_fixed, test_subset, num_samples=5)</text:p>
      <text:p text:style-name="P2">show_sample_predictions(vgg19_finetune, test_subset, num_samples=5)</text:p>
      <text:p text:style-name="P2"/>
      <text:p text:style-name="P2">plot_confusion_matrix(true_fixed, pred_fixed, "Feature Extractor")</text:p>
      <text:p text:style-name="P2">plot_confusion_matrix(true_finetune, pred_finetune, "Fine-tuned")</text:p>
      <text:p text:style-name="P2"/>
      <text:p text:style-name="P2">print_classification_report(true_fixed, pred_fixed, "Feature Extractor")</text:p>
      <text:p text:style-name="P2">print_classification_report(true_finetune, pred_finetune, "Fine-tuned")</text:p>
      <text:p text:style-name="P2"/>
      <text:p text:style-name="P2">print(f"\nBest Test Accuracy (Feature Extractor): {max(history_fixed['val_acc']):.2f}%")</text:p>
      <text:p text:style-name="P2">print(f"Best Test Accuracy (Fine-tuned): {max(history_finetune['val_acc']):.2f}%")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OUTPUT</text:p>
      <text:p text:style-name="P21"/>
      <text:p text:style-name="P13"><text:s text:c="50"/></text:p>
      <text:p text:style-name="P14">Training with VGG-19 as fixed feature extractor... <text:s text:c="22"/></text:p>
      <text:p text:style-name="P14">Epoch 1: Train Acc=60.72%, Val Acc=76.05% <text:s text:c="31"/></text:p>
      <text:p text:style-name="P14">Epoch 2: Train Acc=67.56%, Val Acc=77.20% <text:s text:c="31"/></text:p>
      <text:p text:style-name="P14">Epoch 3: Train Acc=67.77%, Val Acc=80.55% <text:s text:c="31"/></text:p>
      <text:p text:style-name="P14">Epoch 4: Train Acc=68.58%, Val Acc=81.40% <text:s text:c="31"/></text:p>
      <text:p text:style-name="P14">Epoch 5: Train Acc=68.26%, Val Acc=73.55% <text:s text:c="31"/></text:p>
      <text:p text:style-name="P14"><text:s text:c="73"/></text:p>
      <text:p text:style-name="P14">Fine-tuning last 4 VGG-19 layers... <text:s text:c="37"/></text:p>
      <text:p text:style-name="P14">Epoch 1: Train Acc=68.97%, Val Acc=90.25% <text:s text:c="31"/></text:p>
      <text:p text:style-name="P14">Epoch 2: Train Acc=87.70%, Val Acc=92.55% <text:s text:c="31"/></text:p>
      <text:p text:style-name="P14">Epoch 3: Train Acc=90.76%, Val Acc=93.15% <text:s text:c="31"/></text:p>
      <text:p text:style-name="P14">Epoch 4: Train Acc=92.30%, Val Acc=94.25% <text:s text:c="31"/></text:p>
      <text:p text:style-name="P14">Epoch 5: Train Acc=93.13%, Val Acc=94.55% <text:s text:c="31"/></text:p>
      <text:p text:style-name="P14"><text:s text:c="73"/></text:p>
      <text:p text:style-name="P14">Feature Extractor - Classification Report: <text:s text:c="30"/></text:p>
      <text:p text:style-name="P14"><text:s text:c="14"/>precision <text:s text:c="3"/>recall <text:s/>f1-score <text:s text:c="2"/>support <text:s text:c="19"/></text:p>
      <text:p text:style-name="P14"><text:s text:c="73"/></text:p>
      <text:p text:style-name="P14"><text:s text:c="11"/>0 <text:s text:c="4"/>0.8491 <text:s text:c="3"/>0.9752 <text:s text:c="3"/>0.9078 <text:s text:c="6"/>202 <text:s text:c="19"/></text:p>
      <text:p text:style-name="P14"><text:s text:c="11"/>1 <text:s text:c="4"/>0.9667 <text:s text:c="3"/>0.9760 <text:s text:c="3"/>0.9713 <text:s text:c="6"/>208 <text:s text:c="19"/></text:p>
      <text:p text:style-name="P14"><text:s text:c="11"/>2 <text:s text:c="4"/>0.8318 <text:s text:c="3"/>0.4009 <text:s text:c="3"/>0.5410 <text:s text:c="6"/>222 <text:s text:c="19"/></text:p>
      <text:p text:style-name="P14"><text:s text:c="11"/>3 <text:s text:c="4"/>0.8283 <text:s text:c="3"/>0.3710 <text:s text:c="3"/>0.5125 <text:s text:c="6"/>221 <text:s text:c="19"/></text:p>
      <text:p text:style-name="P14"><text:s text:c="11"/>4 <text:s text:c="4"/>0.7991 <text:s text:c="3"/>0.8883 <text:s text:c="3"/>0.8414 <text:s text:c="6"/>206 <text:s text:c="19"/></text:p>
      <text:p text:style-name="P14"><text:s text:c="11"/>5 <text:s text:c="4"/>0.3319 <text:s text:c="3"/>0.9034 <text:s text:c="3"/>0.4855 <text:s text:c="6"/>176 <text:s text:c="19"/></text:p>
      <text:p text:style-name="P14"><text:s text:c="11"/>6 <text:s text:c="4"/>0.7818 <text:s text:c="3"/>0.8600 <text:s text:c="3"/>0.8190 <text:s text:c="6"/>200 <text:s text:c="19"/></text:p>
      <text:p text:style-name="P14"><text:s text:c="11"/>7 <text:s text:c="4"/>0.9423 <text:s text:c="3"/>0.7277 <text:s text:c="3"/>0.8212 <text:s text:c="6"/>202 <text:s text:c="19"/></text:p>
      <text:p text:style-name="P14"><text:s text:c="11"/>8 <text:s text:c="4"/>0.9381 <text:s text:c="3"/>0.5482 <text:s text:c="3"/>0.6920 <text:s text:c="6"/>166 <text:s text:c="19"/></text:p>
      <text:p text:style-name="P14"><text:s text:c="11"/>9 <text:s text:c="4"/>0.8655 <text:s text:c="3"/>0.7513 <text:s text:c="3"/>0.8043 <text:s text:c="6"/>197 <text:s text:c="19"/></text:p>
      <text:p text:style-name="P14"><text:s text:c="73"/></text:p>
      <text:p text:style-name="P14"><text:s text:c="4"/>accuracy <text:s text:c="24"/>0.7355 <text:s text:c="5"/>2000 <text:s text:c="19"/></text:p>
      <text:p text:style-name="P14"><text:s text:c="3"/>macro avg <text:s text:c="4"/>0.8135 <text:s text:c="3"/>0.7402 <text:s text:c="3"/>0.7396 <text:s text:c="5"/>2000 <text:s text:c="19"/></text:p>
      <text:p text:style-name="P14">weighted avg <text:s text:c="4"/>0.8181 <text:s text:c="3"/>0.7355 <text:s text:c="3"/>0.7403 <text:s text:c="5"/>2000 <text:s text:c="19"/></text:p>
      <text:p text:style-name="P14"><text:s text:c="73"/></text:p>
      <text:p text:style-name="P14"><text:s text:c="73"/></text:p>
      <text:p text:style-name="P14">Fine-tuned - Classification Report: <text:s text:c="37"/></text:p>
      <text:p text:style-name="P14"><text:s text:c="14"/>precision <text:s text:c="3"/>recall <text:s/>f1-score <text:s text:c="2"/>support <text:s text:c="19"/></text:p>
      <text:p text:style-name="P14"><text:s text:c="73"/></text:p>
      <text:p text:style-name="P14"><text:s text:c="11"/>0 <text:s text:c="4"/>1.0000 <text:s text:c="3"/>0.9554 <text:s text:c="3"/>0.9772 <text:s text:c="6"/>202 <text:s text:c="19"/></text:p>
      <text:p text:style-name="P14"><text:s text:c="11"/>1 <text:s text:c="4"/>0.9809 <text:s text:c="3"/>0.9856 <text:s text:c="3"/>0.9832 <text:s text:c="6"/>208 <text:s text:c="19"/></text:p>
      <text:p text:style-name="P14"><text:s text:c="11"/>2 <text:s text:c="4"/>0.9704 <text:s text:c="3"/>0.8874 <text:s text:c="3"/>0.9271 <text:s text:c="6"/>222 <text:s text:c="19"/></text:p>
      <text:p text:style-name="P14"><text:soft-page-break/><text:s text:c="11"/>3 <text:s text:c="4"/>0.9283 <text:s text:c="3"/>0.9367 <text:s text:c="3"/>0.9324 <text:s text:c="6"/>221 <text:s text:c="19"/></text:p>
      <text:p text:style-name="P14"><text:s text:c="11"/>4 <text:s text:c="4"/>0.9249 <text:s text:c="3"/>0.9563 <text:s text:c="3"/>0.9403 <text:s text:c="6"/>206 <text:s text:c="19"/></text:p>
      <text:p text:style-name="P14"><text:s text:c="11"/>5 <text:s text:c="4"/>0.8757 <text:s text:c="3"/>0.9205 <text:s text:c="3"/>0.8975 <text:s text:c="6"/>176 <text:s text:c="19"/></text:p>
      <text:p text:style-name="P14"><text:s text:c="11"/>6 <text:s text:c="4"/>0.9108 <text:s text:c="3"/>0.9700 <text:s text:c="3"/>0.9395 <text:s text:c="6"/>200 <text:s text:c="19"/></text:p>
      <text:p text:style-name="P14"><text:s text:c="11"/>7 <text:s text:c="4"/>0.9500 <text:s text:c="3"/>0.9406 <text:s text:c="3"/>0.9453 <text:s text:c="6"/>202 <text:s text:c="19"/></text:p>
      <text:p text:style-name="P14"><text:s text:c="11"/>8 <text:s text:c="4"/>0.9368 <text:s text:c="3"/>0.9819 <text:s text:c="3"/>0.9588 <text:s text:c="6"/>166 <text:s text:c="19"/></text:p>
      <text:p text:style-name="P14"><text:s text:c="11"/>9 <text:s text:c="4"/>0.9786 <text:s text:c="3"/>0.9289 <text:s text:c="3"/>0.9531 <text:s text:c="6"/>197 <text:s text:c="19"/></text:p>
      <text:p text:style-name="P14"><text:s text:c="73"/></text:p>
      <text:p text:style-name="P14"><text:s text:c="4"/>accuracy <text:s text:c="24"/>0.9455 <text:s text:c="5"/>2000 <text:s text:c="19"/></text:p>
      <text:p text:style-name="P14"><text:s text:c="3"/>macro avg <text:s text:c="4"/>0.9456 <text:s text:c="3"/>0.9463 <text:s text:c="3"/>0.9454 <text:s text:c="5"/>2000 <text:s text:c="19"/></text:p>
      <text:p text:style-name="P14">weighted avg <text:s text:c="4"/>0.9468 <text:s text:c="3"/>0.9455 <text:s text:c="3"/>0.9456 <text:s text:c="5"/>2000 <text:s text:c="19"/></text:p>
      <text:p text:style-name="P14"><text:s text:c="73"/></text:p>
      <text:p text:style-name="P14"><text:s text:c="73"/></text:p>
      <text:p text:style-name="P14">Best Test Accuracy (Feature Extractor): 81.40% <text:s text:c="26"/></text:p>
      <text:p text:style-name="P15">Best Test Accuracy (Fine-tuned): 94.55% </text:p>
      <text:p text:style-name="P27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pace Neon" svg:font-family="'Monaspace Neon', ui-monospace, SFMono-Regular, 'SF Mono', Menlo, Consolas, 'Liberation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12T11:25:18.689383024</dc:date>
    <meta:editing-duration>PT1H14M43S</meta:editing-duration>
    <meta:editing-cycles>12</meta:editing-cycles>
    <meta:generator>LibreOffice/7.3.7.2$Linux_X86_64 LibreOffice_project/30$Build-2</meta:generator>
    <meta:print-date>2025-08-05T15:34:37.931213111</meta:print-date>
    <meta:document-statistic meta:table-count="0" meta:image-count="0" meta:object-count="0" meta:page-count="13" meta:paragraph-count="347" meta:word-count="1334" meta:character-count="15895" meta:non-whitespace-character-count="11093"/>
  </office:meta>
</office:document-meta>
</file>